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6646in" svg:y="0.311in">
            <draw:object draw:notify-on-update-of-ranges="Sheet1.B1:Sheet1.B16 Sheet1.C1:Sheet1.C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lveolata</text:p>
          </table:table-cell>
          <table:table-cell office:value-type="float" office:value="0.4358" calcext:value-type="float">
            <text:p>0.4358</text:p>
          </table:table-cell>
          <table:table-cell table:style-name="ce1" table:formula="of:=[.C1]" office:value-type="percentage" office:value="0.4358" calcext:value-type="percentage">
            <text:p>44%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Rhizaria</text:p>
          </table:table-cell>
          <table:table-cell office:value-type="float" office:value="0.2591" calcext:value-type="float">
            <text:p>0.2591</text:p>
          </table:table-cell>
          <table:table-cell table:style-name="ce1" table:formula="of:=[.C2]" office:value-type="percentage" office:value="0.2591" calcext:value-type="percentage">
            <text:p>26%</text:p>
          </table:table-cell>
          <table:table-cell office:value-type="string" calcext:value-type="string">
            <text:p>x Cercozoa</text:p>
          </table:table-cell>
        </table:table-row>
        <table:table-row table:style-name="ro1">
          <table:table-cell/>
          <table:table-cell office:value-type="string" calcext:value-type="string">
            <text:p>Amoebozoa</text:p>
          </table:table-cell>
          <table:table-cell office:value-type="float" office:value="0.1321" calcext:value-type="float">
            <text:p>0.1321</text:p>
          </table:table-cell>
          <table:table-cell table:style-name="ce1" table:formula="of:=[.C3]" office:value-type="percentage" office:value="0.1321" calcext:value-type="percentage">
            <text:p>13%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xcavata</text:p>
          </table:table-cell>
          <table:table-cell office:value-type="float" office:value="0.0803" calcext:value-type="float">
            <text:p>0.0803</text:p>
          </table:table-cell>
          <table:table-cell table:formula="of:=[.C4]" office:value-type="percentage" office:value="0.0803" calcext:value-type="percentage">
            <text:p>8.0%</text:p>
          </table:table-cell>
          <table:table-cell office:value-type="string" calcext:value-type="string">
            <text:p>x Preaxostyla</text:p>
          </table:table-cell>
        </table:table-row>
        <table:table-row table:style-name="ro1">
          <table:table-cell/>
          <table:table-cell office:value-type="string" calcext:value-type="string">
            <text:p>Stramenopiles</text:p>
          </table:table-cell>
          <table:table-cell office:value-type="float" office:value="0.03278" calcext:value-type="float">
            <text:p>0.03278</text:p>
          </table:table-cell>
          <table:table-cell table:formula="of:=[.C5]" office:value-type="percentage" office:value="0.03278" calcext:value-type="percentage">
            <text:p>3.3%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Archaeplastida</text:p>
          </table:table-cell>
          <table:table-cell office:value-type="float" office:value="0.0223" calcext:value-type="float">
            <text:p>0.0223</text:p>
          </table:table-cell>
          <table:table-cell table:formula="of:=[.C6]" office:value-type="percentage" office:value="0.0223" calcext:value-type="percentage">
            <text:p>2.2%</text:p>
          </table:table-cell>
          <table:table-cell office:value-type="string" calcext:value-type="string">
            <text:p>x Rhodophyta</text:p>
          </table:table-cell>
        </table:table-row>
        <table:table-row table:style-name="ro1">
          <table:table-cell/>
          <table:table-cell office:value-type="string" calcext:value-type="string">
            <text:p>Holomycota</text:p>
          </table:table-cell>
          <table:table-cell office:value-type="float" office:value="0.01293" calcext:value-type="float">
            <text:p>0.01293</text:p>
          </table:table-cell>
          <table:table-cell table:formula="of:=[.C7]" office:value-type="percentage" office:value="0.01293" calcext:value-type="percentage">
            <text:p>1.3%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Holozoa</text:p>
          </table:table-cell>
          <table:table-cell office:value-type="float" office:value="0.004896" calcext:value-type="float">
            <text:p>0.004896</text:p>
          </table:table-cell>
          <table:table-cell table:formula="of:=[.C8]" office:value-type="percentage" office:value="0.004896" calcext:value-type="percentage">
            <text:p>0.5%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Centrohelida</text:p>
          </table:table-cell>
          <table:table-cell office:value-type="float" office:value="0.001719" calcext:value-type="float">
            <text:p>0.001719</text:p>
          </table:table-cell>
          <table:table-cell table:formula="of:=[.C9]" office:value-type="percentage" office:value="0.001719" calcext:value-type="percentage">
            <text:p>0.2%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Apusozoa</text:p>
          </table:table-cell>
          <table:table-cell office:value-type="float" office:value="0.0015" calcext:value-type="float">
            <text:p>0.0015</text:p>
          </table:table-cell>
          <table:table-cell table:formula="of:=[.C10]" office:value-type="percentage" office:value="0.0015" calcext:value-type="percentage">
            <text:p>0.2%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Hacrobia</text:p>
          </table:table-cell>
          <table:table-cell office:value-type="float" office:value="0.001266" calcext:value-type="float">
            <text:p>0.001266</text:p>
          </table:table-cell>
          <table:table-cell table:formula="of:=[.C11]" office:value-type="percentage" office:value="0.001266" calcext:value-type="percentage">
            <text:p>0.1%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Rigifilida</text:p>
          </table:table-cell>
          <table:table-cell office:value-type="float" office:value="0.0007" calcext:value-type="float">
            <text:p>0.0007</text:p>
          </table:table-cell>
          <table:table-cell table:formula="of:=[.C12]" office:value-type="percentage" office:value="0.0007" calcext:value-type="percentage">
            <text:p>0.1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phyllatea</text:p>
          </table:table-cell>
          <table:table-cell office:value-type="float" office:value="0.0006337" calcext:value-type="float">
            <text:p>0.0006337</text:p>
          </table:table-cell>
          <table:table-cell table:formula="of:=[.C13]" office:value-type="percentage" office:value="0.0006337" calcext:value-type="percentage">
            <text:p>0.1%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Planomonads_Breviates</text:p>
          </table:table-cell>
          <table:table-cell office:value-type="float" office:value="0.000569" calcext:value-type="float">
            <text:p>0.000569</text:p>
          </table:table-cell>
          <table:table-cell table:formula="of:=[.C14]" office:value-type="percentage" office:value="0.000569" calcext:value-type="percentage">
            <text:p>0.1%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Namako</text:p>
          </table:table-cell>
          <table:table-cell office:value-type="float" office:value="0.0001093" calcext:value-type="float">
            <text:p>0.0001093</text:p>
          </table:table-cell>
          <table:table-cell table:formula="of:=[.C15]" office:value-type="percentage" office:value="0.0001093" calcext:value-type="percentage">
            <text:p>0.0%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Glaucophyta</text:p>
          </table:table-cell>
          <table:table-cell office:value-type="float" office:value="0.00001204" calcext:value-type="float">
            <text:p>0.00001204</text:p>
          </table:table-cell>
          <table:table-cell table:formula="of:=[.C16]" office:value-type="percentage" office:value="0.00001204" calcext:value-type="percentage">
            <text:p>0.0%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SUM([.$C$7:.$C$16])" office:value-type="float" office:value="0.02433504" calcext:value-type="float">
            <text:p>0.02433504</text:p>
          </table:table-cell>
          <table:table-cell table:style-name="ce1" table:formula="of:=[.C17]" office:value-type="percentage" office:value="0.02433504" calcext:value-type="percentage">
            <text:p>2%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1328496" calcext:value-type="float">
            <text:p>0.01328496</text:p>
          </table:table-cell>
          <table:table-cell table:style-name="ce1" table:formula="of:=[.C18]" office:value-type="percentage" office:value="0.01328496" calcext:value-type="percentage">
            <text:p>1%</text:p>
          </table:table-cell>
          <table:table-cell/>
        </table:table-row>
        <table:table-row table:style-name="ro1">
          <table:table-cell table:number-columns-repeated="2"/>
          <table:table-cell table:formula="of:=SUM([.C1:.C16])" office:value-type="float" office:value="0.98671504" calcext:value-type="float">
            <text:p>0.98671504</text:p>
          </table:table-cell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Alveolata</text:p>
          </table:table-cell>
          <table:table-cell office:value-type="float" office:value="0.4358" calcext:value-type="float">
            <text:p>0.4358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hizaria</text:p>
          </table:table-cell>
          <table:table-cell office:value-type="float" office:value="0.2591" calcext:value-type="float">
            <text:p>0.2591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Amoebozoa</text:p>
          </table:table-cell>
          <table:table-cell office:value-type="float" office:value="0.1321" calcext:value-type="float">
            <text:p>0.1321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Excavata</text:p>
          </table:table-cell>
          <table:table-cell office:value-type="float" office:value="0.0803" calcext:value-type="float">
            <text:p>0.0803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tramenopiles</text:p>
          </table:table-cell>
          <table:table-cell office:value-type="float" office:value="0.03278" calcext:value-type="float">
            <text:p>0.03278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Archaeplastida</text:p>
          </table:table-cell>
          <table:table-cell office:value-type="float" office:value="0.0223" calcext:value-type="float">
            <text:p>0.0223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formula="of:=[.C17]+[.C18]" office:value-type="float" office:value="0.03762" calcext:value-type="float">
            <text:p>0.03762</text:p>
          </table:table-cell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Sheet1.B1:Sheet1.C1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0" number:min-integer-digits="1"/>
      <number:text>.%</number:text>
    </number:percentage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19:14:46.775436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8-07-09T16:48:44.041012480</meta:creation-date>
    <dc:date>2018-08-31T19:30:06.932690697</dc:date>
    <dc:creator>Lucas Czech</dc:creator>
    <meta:editing-duration>PT7M51S</meta:editing-duration>
    <meta:editing-cycles>2</meta:editing-cycles>
    <meta:generator>LibreOffice/4.2.8.2$Linux_X86_64 LibreOffice_project/420m0$Build-2</meta:generator>
    <meta:document-statistic meta:table-count="1" meta:cell-count="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314004"/>
    </style:style>
    <style:style style:name="ch14" style:family="chart">
      <style:chart-properties chart:solid-type="cuboid"/>
      <style:graphic-properties draw:fill-color="#aecf00"/>
    </style:style>
    <style:style style:name="ch15" style:family="chart">
      <style:chart-properties chart:solid-type="cuboid"/>
      <style:graphic-properties draw:fill-color="#4b1f6f"/>
    </style:style>
    <style:style style:name="ch16" style:family="chart">
      <style:chart-properties chart:solid-type="cuboid"/>
      <style:graphic-properties draw:fill-color="#ff950e"/>
    </style:style>
    <style:style style:name="ch17" style:family="chart">
      <style:chart-properties chart:solid-type="cuboid"/>
      <style:graphic-properties draw:fill-color="#c5000b"/>
    </style:style>
    <style:style style:name="ch18" style:family="chart">
      <style:chart-properties chart:solid-type="cuboid"/>
      <style:graphic-properties draw:fill-color="#0084d1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1.193cm" svg:y="0.25cm" style:legend-expansion="high" chart:style-name="ch2"/>
        <chart:plot-area chart:style-name="ch3" table:cell-range-address="Sheet1.B1:Sheet1.C16" chart:data-source-has-labels="column" svg:x="0.32cm" svg:y="0.18cm" svg:width="10.553cm" svg:height="8.64cm">
          <chartooo:coordinate-region svg:x="1.277cm" svg:y="0.181cm" svg:width="8.639cm" svg:height="8.639cm"/>
          <chart:axis chart:dimension="x" chart:name="primary-x" chart:style-name="ch4" chartooo:axis-type="auto">
            <chartooo:date-scale/>
            <chart:categories table:cell-range-address="Sheet1.B1:Sheet1.B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Alveolata</text:p>
                <draw:g>
                  <svg:desc>Sheet1.B1:Sheet1.B16</svg:desc>
                </draw:g>
              </table:table-cell>
              <table:table-cell office:value-type="float" office:value="0.4358">
                <text:p>0.4358</text:p>
                <draw:g>
                  <svg:desc>Sheet1.C1:Sheet1.C16</svg:desc>
                </draw:g>
              </table:table-cell>
            </table:table-row>
            <table:table-row>
              <table:table-cell office:value-type="string">
                <text:p>Rhizaria</text:p>
              </table:table-cell>
              <table:table-cell office:value-type="float" office:value="0.2591">
                <text:p>0.2591</text:p>
              </table:table-cell>
            </table:table-row>
            <table:table-row>
              <table:table-cell office:value-type="string">
                <text:p>Amoebozoa</text:p>
              </table:table-cell>
              <table:table-cell office:value-type="float" office:value="0.1321">
                <text:p>0.1321</text:p>
              </table:table-cell>
            </table:table-row>
            <table:table-row>
              <table:table-cell office:value-type="string">
                <text:p>Excavata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string">
                <text:p>Stramenopiles</text:p>
              </table:table-cell>
              <table:table-cell office:value-type="float" office:value="0.03278">
                <text:p>0.03278</text:p>
              </table:table-cell>
            </table:table-row>
            <table:table-row>
              <table:table-cell office:value-type="string">
                <text:p>Archaeplastida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Holomycota</text:p>
              </table:table-cell>
              <table:table-cell office:value-type="float" office:value="0.01293">
                <text:p>0.01293</text:p>
              </table:table-cell>
            </table:table-row>
            <table:table-row>
              <table:table-cell office:value-type="string">
                <text:p>Holozoa</text:p>
              </table:table-cell>
              <table:table-cell office:value-type="float" office:value="0.004896">
                <text:p>0.004896</text:p>
              </table:table-cell>
            </table:table-row>
            <table:table-row>
              <table:table-cell office:value-type="string">
                <text:p>Centrohelida</text:p>
              </table:table-cell>
              <table:table-cell office:value-type="float" office:value="0.001719">
                <text:p>0.001719</text:p>
              </table:table-cell>
            </table:table-row>
            <table:table-row>
              <table:table-cell office:value-type="string">
                <text:p>Apusozoa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Hacrobia</text:p>
              </table:table-cell>
              <table:table-cell office:value-type="float" office:value="0.001266">
                <text:p>0.001266</text:p>
              </table:table-cell>
            </table:table-row>
            <table:table-row>
              <table:table-cell office:value-type="string">
                <text:p>Rigifilida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Diphyllatea</text:p>
              </table:table-cell>
              <table:table-cell office:value-type="float" office:value="0.0006337">
                <text:p>0.0006337</text:p>
              </table:table-cell>
            </table:table-row>
            <table:table-row>
              <table:table-cell office:value-type="string">
                <text:p>Planomonads_Breviates</text:p>
              </table:table-cell>
              <table:table-cell office:value-type="float" office:value="0.000569">
                <text:p>0.000569</text:p>
              </table:table-cell>
            </table:table-row>
            <table:table-row>
              <table:table-cell office:value-type="string">
                <text:p>Namako</text:p>
              </table:table-cell>
              <table:table-cell office:value-type="float" office:value="0.0001093">
                <text:p>0.0001093</text:p>
              </table:table-cell>
            </table:table-row>
            <table:table-row>
              <table:table-cell office:value-type="string">
                <text:p>Glaucophyta</text:p>
              </table:table-cell>
              <table:table-cell office:value-type="float" office:value="0.00001204">
                <text:p>0.00001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